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djonjon/Ohmyfood" text:style-name="Internet_20_link" text:visited-style-name="Visited_20_Internet_20_Link">https://github.com/djonjon/Ohmyfood</text:a></text:p>
      <text:p text:style-name="Standard"><text:a xlink:type="simple" xlink:href="https://djonjon.github.io/Ohmyfood/" text:style-name="Internet_20_link" text:visited-style-name="Visited_20_Internet_20_Link">https://djonjon.github.io/Ohmyfood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te Bayo</meta:initial-creator>
    <meta:creation-date>2023-03-31T12:37:44.61</meta:creation-date>
    <dc:date>2023-03-31T17:30:42.86</dc:date>
    <dc:creator>Dote Bayo</dc:creator>
    <meta:editing-duration>PT1M37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2" meta:character-count="70"/>
  </office:meta>
</office:document-meta>
</file>